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erif" fo:font-size="10pt" fo:font-weight="bold" fo:background-color="#ffff00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serif" fo:font-size="10pt" fo:font-weight="bold" officeooo:paragraph-rsid="0039c7b7" fo:background-color="#ffff00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style:font-name="serif" fo:font-size="10pt" fo:font-weight="bold" officeooo:paragraph-rsid="00343f80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serif" fo:font-size="10pt" fo:font-weight="bold" officeooo:paragraph-rsid="00341ca3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serif" fo:font-size="10pt" fo:font-weight="bold" officeooo:rsid="003b10e4" officeooo:paragraph-rsid="003b10e4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serif" fo:font-size="10pt" fo:font-weight="normal" officeooo:rsid="003b10e4" officeooo:paragraph-rsid="003b10e4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style:font-name="serif" fo:font-size="10pt" fo:font-weight="normal" officeooo:rsid="004225fe" officeooo:paragraph-rsid="004225fe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style:font-name="serif" fo:font-size="12pt" fo:font-weight="bold" officeooo:rsid="003b10e4" officeooo:paragraph-rsid="003b10e4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serif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999999" style:font-name="serif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999999" style:font-name="serif" fo:font-size="10pt" fo:font-weight="normal" officeooo:rsid="003b10e4" officeooo:paragraph-rsid="003b10e4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ff0000" style:font-name="serif" fo:font-size="10pt" fo:font-weight="bold" fo:background-color="#ffff00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ff0000" style:font-name="serif" fo:font-size="10pt" fo:font-weight="bold" officeooo:paragraph-rsid="003839b7" fo:background-color="#ffff00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808080" style:font-name="serif" fo:font-size="10pt" fo:font-weight="normal" officeooo:rsid="003b10e4" officeooo:paragraph-rsid="003b10e4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officeooo:paragraph-rsid="003b10e4"/>
    </style:style>
    <style:style style:name="P18" style:family="paragraph" style:parent-style-name="Standard">
      <style:text-properties officeooo:paragraph-rsid="004225fe"/>
    </style:style>
    <style:style style:name="T1" style:family="text">
      <style:text-properties fo:color="#000000" style:font-name="serif" fo:font-size="10pt" fo:font-style="normal" fo:font-weight="normal" officeooo:rsid="004225f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font-name="serif" fo:font-size="10pt" fo:font-style="normal" fo:font-weight="normal" officeooo:rsid="00436a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font-name="serif" fo:font-size="10pt" fo:font-weight="normal" officeooo:rsid="003b10e4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color="#000000" style:font-name="serif" fo:font-size="10pt" fo:font-weight="normal" officeooo:rsid="0044c7f6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c9211e" fo:font-weight="normal" officeooo:rsid="002d84e9" style:font-weight-asian="normal" style:font-weight-complex="normal"/>
    </style:style>
    <style:style style:name="T6" style:family="text">
      <style:text-properties officeooo:rsid="002d84e9"/>
    </style:style>
    <style:style style:name="T7" style:family="text">
      <style:text-properties fo:font-weight="normal" officeooo:rsid="002d84e9" style:font-weight-asian="normal" style:font-weight-complex="normal"/>
    </style:style>
    <style:style style:name="T8" style:family="text">
      <style:text-properties fo:font-weight="normal" officeooo:rsid="003839b7" style:font-weight-asian="normal" style:font-weight-complex="normal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3cc539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4225fe" style:font-style-asian="normal" style:font-style-complex="normal"/>
    </style:style>
    <style:style style:name="T14" style:family="text">
      <style:text-properties officeooo:rsid="00436ac1"/>
    </style:style>
    <style:style style:name="T15" style:family="text">
      <style:text-properties officeooo:rsid="0044c7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a host environment</text:p>
      <text:p text:style-name="P3">sudo apt-get install gawk wget git-core diffstat unzip texinfo gcc-multilib build-essential chrpath</text:p>
      <text:p text:style-name="P3"/>
      <text:p text:style-name="P7">If you want to use graphics support or you intend to use Eclipse IDE, then you need to</text:p>
      <text:p text:style-name="P7">install these packages:</text:p>
      <text:p text:style-name="P3">sudo apt-get install libsdl1.2-dev xterm</text:p>
      <text:p text:style-name="P3"/>
      <text:p text:style-name="P7">These packages are required if you want to build a Yocto Project documentation:</text:p>
      <text:p text:style-name="P3">sudo apt-get install make xsltproc docbook-utils fop dblatex xmlto</text:p>
      <text:p text:style-name="P3"/>
      <text:p text:style-name="P7">These packages are required only if you want to build an Application Development Kit</text:p>
      <text:p text:style-name="P7">(ADK):</text:p>
      <text:p text:style-name="P3">sudo apt-get install autoconf automake libtool libglib2.0-dev</text:p>
      <text:p text:style-name="P3"/>
      <text:p text:style-name="P15">sudo apt install zstd <text:s text:c="2"/><text:span text:style-name="T8">Потребовалось для сборки</text:span></text:p>
      <text:p text:style-name="P3"/>
      <text:p text:style-name="P3"/>
      <text:p text:style-name="P3"/>
      <text:p text:style-name="P3">$ cd yocto</text:p>
      <text:p text:style-name="P7">Fetch sources for Poky:</text:p>
      <text:p text:style-name="P12">$ git clone -b daisy git://git.yoctoproject.org/poky.git</text:p>
      <text:p text:style-name="P4">$ git clone git://git.yoctoproject.org/poky.git</text:p>
      <text:p text:style-name="P7">Change the directory to poky:</text:p>
      <text:p text:style-name="P1">cd poky</text:p>
      <text:p text:style-name="P3"><text:span text:style-name="T9">source oe-init-build-env build_bbb</text:span> <text:s text:c="4"/><text:span text:style-name="T5">(передали имя build директории)</text:span></text:p>
      <text:p text:style-name="P3"><text:span text:style-name="T5"/></text:p>
      <text:p text:style-name="P3"><text:span text:style-name="T6">Local.conf</text:span></text:p>
      <text:p text:style-name="P3"><text:span text:style-name="T7"/></text:p>
      <text:p text:style-name="P12"><text:span text:style-name="T7">BB_NUMBER_THREADS ?= "1.5 * Number of cores"</text:span></text:p>
      <text:p text:style-name="P12"><text:span text:style-name="T7">PARALLEL_MAKE ?= "-j 2 * Number of cores"</text:span></text:p>
      <text:p text:style-name="P3"><text:span text:style-name="T7">MACHINE ?= "beaglebone-yocto"</text:span></text:p>
      <text:p text:style-name="P3"><text:span text:style-name="T7">DL_DIR ?= "${TOPDIR}/../../downloads"</text:span></text:p>
      <text:p text:style-name="P3"><text:span text:style-name="T7">PACKAGE_CLASSES ?= "package_ipk"</text:span></text:p>
      <text:p text:style-name="P3"><text:span text:style-name="T7"/></text:p>
      <text:p text:style-name="P5">conf-notes.txt</text:p>
      <text:p text:style-name="P7">You can now run 'bitbake &lt;target&gt;'</text:p>
      <text:p text:style-name="P7"/>
      <text:p text:style-name="P7">Common targets are:</text:p>
      <text:p text:style-name="P7"><text:s text:c="4"/>core-image-minimal</text:p>
      <text:p text:style-name="P7"><text:s text:c="4"/>core-image-full-cmdline</text:p>
      <text:p text:style-name="P7"><text:s text:c="4"/>core-image-sato</text:p>
      <text:p text:style-name="P7"><text:s text:c="4"/>core-image-weston</text:p>
      <text:p text:style-name="P7"><text:s text:c="4"/>meta-toolchain</text:p>
      <text:p text:style-name="P7"><text:s text:c="4"/>meta-ide-support</text:p>
      <text:p text:style-name="P7"/>
      <text:p text:style-name="P7">You can also run generated qemu images with a command like 'runqemu qemux86-64'.</text:p>
      <text:p text:style-name="P7"/>
      <text:p text:style-name="P7">Other commonly useful commands are:</text:p>
      <text:p text:style-name="P7"><text:s/>- 'devtool' and 'recipetool' handle common recipe tasks</text:p>
      <text:p text:style-name="P7"><text:s/>- 'bitbake-layers' handles common layer tasks</text:p>
      <text:p text:style-name="P7"><text:s/>- 'oe-pkgdata-util' handles common target package tasks</text:p>
      <text:p text:style-name="P7"/>
      <text:p text:style-name="P2"><text:span text:style-name="T6">bitbake core-image-sato</text:span></text:p>
      <text:p text:style-name="P14"/>
      <text:p text:style-name="P8">Не хватило места</text:p>
      <text:p text:style-name="P8"/>
      <text:p text:style-name="P8"/>
      <text:p text:style-name="P8"/>
      <text:p text:style-name="P8">sudo fdisk <text:span text:style-name="T11">dev</text:span><text:span text:style-name="T13">/sdb</text:span></text:p>
      <text:p text:style-name="P8"><text:span text:style-name="T13"><text:s/>2 раздела <text:s/></text:span></text:p>
      <text:p text:style-name="P9"><text:span text:style-name="T12">1 — 32мб <text:s text:c="2"/>WIN95 FAT32 (LBA): <text:s/>bootable</text:span></text:p>
      <text:p text:style-name="P9"><text:span text:style-name="T12">2 — остальное место</text:span></text:p>
      <text:p text:style-name="P9"><text:span text:style-name="T12"/></text:p>
      <text:p text:style-name="P18"><text:span text:style-name="T1">sudo mkfs.vfat -n "BOOT" /dev/</text:span><text:span text:style-name="T2">sdb1</text:span></text:p>
      <text:p text:style-name="P17"><text:span text:style-name="T1">sudo mkfs.ext4 -L "ROOT" /dev/</text:span><text:span text:style-name="T2">sdb2</text:span></text:p>
      <text:p text:style-name="P8"/>
      <text:p text:style-name="P17"><text:span text:style-name="T3">sudo tar -xf core-image-sato-beaglebone-yocto.rootfs-20240325173308.tar.bz2 -C /media/</text:span><text:span text:style-name="T4">evg</text:span><text:span text:style-name="T3">/ROOT/</text:span></text:p>
      <text:p text:style-name="P8"/>
      <text:p text:style-name="P8"/>
      <text:p text:style-name="P10">Installing a TFTP Server</text:p>
      <text:p text:style-name="P8">sudo apt-get install tftpd-hpa</text:p>
      <text:p text:style-name="P13">sudo chmod 1777 /var/lib/tftpboot/ <text:s text:c="5"/><text:span text:style-name="T10">нет файла</text:span></text:p>
      <text:p text:style-name="P13"/>
      <text:p text:style-name="P8">systemctl status tftpd-hpa.service </text:p>
      <text:p text:style-name="P16">● tftpd-hpa.service - LSB: HPA's tftp server</text:p>
      <text:p text:style-name="P16"><text:s text:c="5"/>Loaded: loaded (/etc/init.d/tftpd-hpa; generated)</text:p>
      <text:p text:style-name="P16"><text:s text:c="5"/>Active: active (running) since Tue 2024-03-26 10:32:09 MSK; 1min 58s ago</text:p>
      <text:p text:style-name="P16"><text:s text:c="7"/>Docs: man:systemd-sysv-generator(8)</text:p>
      <text:p text:style-name="P16"><text:s text:c="4"/>Process: 727213 ExecStart=/etc/init.d/tftpd-hpa start (code=exited, status=0/SUCCESS)</text:p>
      <text:p text:style-name="P16"><text:s text:c="6"/>Tasks: 1 (limit: 18811)</text:p>
      <text:p text:style-name="P16"><text:s text:c="5"/>Memory: 1.7M</text:p>
      <text:p text:style-name="P16"><text:s text:c="5"/>CGroup: /system.slice/tftpd-hpa.service</text:p>
      <text:p text:style-name="P16"><text:s text:c="13"/>└─727236 /usr/sbin/in.tftpd --listen --user tftp --address :69 --secure /srv/tftp</text:p>
      <text:p text:style-name="P16"/>
      <text:p text:style-name="P16">Mar 26 10:32:09 evg-HP systemd[1]: Starting LSB: HPA's tftp server...</text:p>
      <text:p text:style-name="P16">Mar 26 10:32:09 evg-HP tftpd-hpa[727213]: <text:s/>* Starting HPA's tftpd in.tftpd</text:p>
      <text:p text:style-name="P16">Mar 26 10:32:09 evg-HP tftpd-hpa[727213]: <text:s text:c="3"/>...done.</text:p>
      <text:p text:style-name="P16">Mar 26 10:32:09 evg-HP systemd[1]: Started LSB: HPA's tftp server.</text:p>
      <text:p text:style-name="P6"/>
      <text:p text:style-name="P6"/>
      <text:p text:style-name="P6"/>
      <text:p text:style-name="P11">Installing a NFS Serv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6T13:18:32.898550899</dc:date>
    <meta:editing-duration>PT21H30M58S</meta:editing-duration>
    <meta:editing-cycles>65</meta:editing-cycles>
    <meta:document-statistic meta:table-count="0" meta:image-count="0" meta:object-count="0" meta:page-count="1" meta:paragraph-count="65" meta:word-count="348" meta:character-count="2726" meta:non-whitespace-character-count="2346"/>
  </office:meta>
</office:document-meta>
</file>